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ntuação : 1 / 1 </text:p>
      <text:h text:style-name="Heading_20_4" text:outline-level="4">Python é uma linguagem (marque todas as verdadeiras)</text:h>
      <text:p text:style-name="Text_20_body">    estaticamente tipada</text:p>
      <text:p text:style-name="Text_20_body">    que segue o estilo do Java</text:p>
      <text:p text:style-name="Text_20_body">    dinâmica</text:p>
      <text:p text:style-name="Text_20_body">    interpretrada</text:p>
      <text:p text:style-name="Text_20_body">    puramente funcional</text:p>
      <text:p text:style-name="Text_20_body">Respostas corretas</text:p>
      <text:list xml:id="list2721601032" text:style-name="L1">
        <text:list-item>
          <text:p text:style-name="P2">dinâmica</text:p>
        </text:list-item>
        <text:list-item>
          <text:p text:style-name="P2">interpretrada</text:p>
        </text:list-item>
      </text:list>
      <text:p text:style-name="Text_20_body">Pontuação : 1 / 1 </text:p>
      <text:h text:style-name="Heading_20_4" text:outline-level="4">Para isolar um ambiente em Python usamos</text:h>
      <text:p text:style-name="Text_20_body">    Classes</text:p>
      <text:p text:style-name="Text_20_body">    Bagagens</text:p>
      <text:p text:style-name="Text_20_body">    Virtualenv</text:p>
      <text:p text:style-name="Text_20_body">    Envelopes</text:p>
      <text:p text:style-name="Text_20_body">Resposta correta</text:p>
      <text:p text:style-name="Text_20_body">Virtualenv</text:p>
      <text:p text:style-name="Text_20_body">Pontuação : 1 / 1 </text:p>
      <text:h text:style-name="Heading_20_4" text:outline-level="4">Para criar um ambiente isolado qual é o comando?</text:h>
      <text:p text:style-name="Text_20_body">    python -m venv .venv</text:p>
      <text:p text:style-name="Text_20_body">    python --environment --create new</text:p>
      <text:p text:style-name="Text_20_body">    python start shell</text:p>
      <text:p text:style-name="Text_20_body">Resposta correta</text:p>
      <text:p text:style-name="Text_20_body">python -m venv .venv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00:57.603489212</meta:creation-date>
    <dc:date>2023-09-10T18:01:28.871868266</dc:date>
    <meta:editing-duration>PT31S</meta:editing-duration>
    <meta:editing-cycles>1</meta:editing-cycles>
    <meta:document-statistic meta:table-count="0" meta:image-count="0" meta:object-count="0" meta:page-count="1" meta:paragraph-count="25" meta:word-count="83" meta:character-count="536" meta:non-whitespace-character-count="431"/>
    <meta:generator>LibreOffice/7.3.7.2$Linux_X86_64 LibreOffice_project/30$Build-2</meta:generator>
  </office:meta>
</office:document-meta>
</file>